
<file path=META-INF/manifest.xml><?xml version="1.0" encoding="utf-8"?>
<manifest:manifest xmlns:manifest="urn:oasis:names:tc:opendocument:xmlns:manifest:1.0" manifest:version="1.2">
  <manifest:file-entry manifest:full-path="/" manifest:media-type="application/vnd.oasis.opendocument.presentation"/>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graphic" style:name="gr1">
      <style:graphic-properties style:protect="size"/>
    </style:style>
    <style:style style:family="presentation" style:name="pr1" style:parent-style-name="Default-notes">
      <style:graphic-properties draw:fill-color="#ffffff" fo:min-height="13.114cm"/>
    </style:style>
  </office:automatic-styles>
  <office:body>
    <office:presentation>
      <draw:page draw:master-page-name="Default" draw:name="page1" draw:style-name="dp1">
        <presentation:notes draw:style-name="dp2">
          <draw:page-thumbnail draw:layer="layout" draw:page-number="1"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min-label-distance="0.6cm" text:min-label-width="0.6cm"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style:style style:family="presentation" style:name="Default-title">
      <style:graphic-properties draw:fill="none" draw:stroke="none" draw:textarea-vertical-align="middle">
        <text:list-style style:name="Default-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text-align="center"/>
      <style:text-properties fo:font-family="Arial" fo:font-size="44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44pt" style:font-size-complex="44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subtitle">
      <style:graphic-properties draw:fill="none" draw:stroke="none" draw:textarea-vertical-align="middle">
        <text:list-style style:name="Default-sub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margin-left="0cm" fo:margin-right="0cm" fo:text-align="center" fo:text-indent="-0.6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background">
      <style:graphic-properties draw:fill="none" draw:stroke="none"/>
      <style:text-properties style:letter-kerning="true"/>
    </style:style>
    <style:style style:family="presentation" style:name="Default-backgroundobjects">
      <style:graphic-properties draw:shadow="hidden" draw:shadow-color="#808080" draw:shadow-offset-x="0.3cm" draw:shadow-offset-y="0.3cm"/>
      <style:text-properties style:letter-kerning="true"/>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Arial" fo:font-size="20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20pt" style:font-size-complex="20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style>
      </style:graphic-properties>
      <style:paragraph-properties fo:margin-bottom="0.5cm" fo:margin-left="1.2cm" fo:margin-right="0cm" fo:margin-top="0cm" fo:text-indent="-0.9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2" style:parent-style-name="Default-outline1">
      <style:paragraph-properties fo:margin-bottom="0.4cm" fo:margin-left="2.4cm" fo:margin-right="0cm" fo:margin-top="0cm" fo:text-indent="-0.8cm"/>
      <style:text-properties fo:font-size="28pt" style:font-size-asian="28pt" style:font-size-complex="28pt"/>
    </style:style>
    <style:style style:family="presentation" style:name="Default-outline3" style:parent-style-name="Default-outline2">
      <style:paragraph-properties fo:margin-bottom="0.3cm" fo:margin-left="3.6cm" fo:margin-right="0cm" fo:margin-top="0cm" fo:text-indent="-0.6cm"/>
      <style:text-properties fo:font-size="24pt" style:font-size-asian="24pt" style:font-size-complex="24pt"/>
    </style:style>
    <style:style style:family="presentation" style:name="Default-outline4" style:parent-style-name="Default-outline3">
      <style:paragraph-properties fo:margin-bottom="0.2cm" fo:margin-left="4.8cm" fo:margin-right="0cm" fo:margin-top="0cm" fo:text-indent="-0.6cm"/>
      <style:text-properties fo:font-size="20pt" style:font-size-asian="20pt" style:font-size-complex="20pt"/>
    </style:style>
    <style:style style:family="presentation" style:name="Default-outline5" style:parent-style-name="Default-outline4">
      <style:paragraph-properties fo:margin-bottom="0.1cm" fo:margin-left="6cm" fo:margin-right="0cm" fo:margin-top="0cm" fo:text-indent="-0.6cm"/>
      <style:text-properties fo:font-size="20pt" style:font-size-asian="20pt" style:font-size-complex="20pt"/>
    </style:style>
    <style:style style:family="presentation" style:name="Default-outline6" style:parent-style-name="Default-outline5">
      <style:paragraph-properties fo:margin-bottom="0.1cm" fo:margin-left="7.2cm" fo:margin-right="0cm" fo:margin-top="0cm" fo:text-indent="-0.6cm"/>
      <style:text-properties fo:font-size="20pt" style:font-size-asian="20pt" style:font-size-complex="20pt"/>
    </style:style>
    <style:style style:family="presentation" style:name="Default-outline7" style:parent-style-name="Default-outline6">
      <style:paragraph-properties fo:margin-bottom="0.1cm" fo:margin-left="8.4cm" fo:margin-right="0cm" fo:margin-top="0cm" fo:text-indent="-0.6cm"/>
      <style:text-properties fo:font-size="20pt" style:font-size-asian="20pt" style:font-size-complex="20pt"/>
    </style:style>
    <style:style style:family="presentation" style:name="Default-outline8" style:parent-style-name="Default-outline7">
      <style:paragraph-properties fo:margin-bottom="0.1cm" fo:margin-left="9.6cm" fo:margin-right="0cm" fo:margin-top="0cm" fo:text-indent="-0.6cm"/>
      <style:text-properties fo:font-size="20pt" style:font-size-asian="20pt" style:font-size-complex="20pt"/>
    </style:style>
    <style:style style:family="presentation" style:name="Default-outline9" style:parent-style-name="Default-outline8">
      <style:paragraph-properties fo:margin-bottom="0.1cm" fo:margin-left="10.8cm" fo:margin-right="0cm" fo:margin-top="0cm" fo:text-indent="-0.6cm"/>
      <style:text-properties fo:font-size="20pt" style:font-size-asian="20pt" style:font-size-complex="20pt"/>
    </style:style>
    <style:presentation-page-layout style:name="AL0T26">
      <presentation:placeholder presentation:object="handout" svg:height="-0.233cm" svg:width="6.104cm" svg:x="2.058cm" svg:y="1.743cm"/>
      <presentation:placeholder presentation:object="handout" svg:height="-0.233cm" svg:width="6.104cm" svg:x="10.962cm" svg:y="1.743cm"/>
      <presentation:placeholder presentation:object="handout" svg:height="-0.233cm" svg:width="6.104cm" svg:x="19.866cm" svg:y="1.743cm"/>
      <presentation:placeholder presentation:object="handout" svg:height="-0.233cm" svg:width="6.104cm" svg:x="2.058cm" svg:y="3.612cm"/>
      <presentation:placeholder presentation:object="handout" svg:height="-0.233cm" svg:width="6.104cm" svg:x="10.962cm" svg:y="3.612cm"/>
      <presentation:placeholder presentation:object="handout" svg:height="-0.233cm" svg:width="6.104cm" svg:x="19.866cm" svg:y="3.612cm"/>
      <presentation:placeholder presentation:object="handout" svg:height="-0.233cm" svg:width="6.104cm" svg:x="2.058cm" svg:y="5.481cm"/>
      <presentation:placeholder presentation:object="handout" svg:height="-0.233cm" svg:width="6.104cm" svg:x="10.962cm" svg:y="5.481cm"/>
      <presentation:placeholder presentation:object="handout" svg:height="-0.233cm" svg:width="6.104cm" svg:x="19.866cm" svg:y="5.481cm"/>
    </style:presentation-page-layout>
  </office:styles>
  <office:automatic-styles>
    <style:page-layout style:name="PM0">
      <style:page-layout-properties fo:margin-bottom="0cm" fo:margin-left="0cm" fo:margin-right="0cm" fo:margin-top="0cm" fo:page-height="21cm" fo:page-width="29.7cm" style:print-orientation="landscape"/>
    </style:page-layout>
    <style:page-layout style:name="PM1">
      <style:page-layout-properties fo:margin-bottom="0cm" fo:margin-left="0cm" fo:margin-right="0cm" fo:margin-top="0cm" fo:page-height="21cm" fo:page-width="28cm" style:print-orientation="landscape"/>
    </style:page-layout>
    <style:page-layout style:name="PM2">
      <style:page-layout-properties fo:margin-bottom="0cm" fo:margin-left="0cm" fo:margin-right="0cm" fo:margin-top="0cm" fo:page-height="29.7cm" fo:page-width="21cm" style:print-orientation="portrait"/>
    </style:page-layout>
    <style:style style:family="graphic" style:name="gr1" style:parent-style-name="standard">
      <style:graphic-properties draw:auto-grow-height="false" draw:fill="none" draw:fill-color="#ffffff" draw:stroke="none" fo:min-height="1.05cm"/>
    </style:style>
    <style:style style:family="graphic" style:name="gr2" style:parent-style-name="standard">
      <style:graphic-properties draw:auto-grow-height="false" draw:fill="none" draw:fill-color="#ffffff" draw:stroke="none" draw:textarea-vertical-align="bottom" fo:min-height="1.05cm"/>
    </style:style>
    <style:style style:family="presentation" style:name="pr1" style:parent-style-name="Default-backgroundobjects">
      <style:graphic-properties draw:auto-grow-height="false" draw:fill="none" draw:fill-color="#ffffff" draw:stroke="none" fo:min-height="1.449cm"/>
    </style:style>
    <style:style style:family="presentation" style:name="pr2" style:parent-style-name="Default-backgroundobjects">
      <style:graphic-properties draw:auto-grow-height="false" draw:fill="none" draw:fill-color="#ffffff" draw:stroke="none" fo:min-height="1.485cm"/>
    </style:style>
    <style:style style:family="presentation" style:name="pr3" style:parent-style-name="Default-backgroundobjects">
      <style:graphic-properties draw:auto-grow-height="false" draw:fill="none" draw:fill-color="#ffffff" draw:stroke="none" draw:textarea-vertical-align="bottom" fo:min-height="1.485cm"/>
    </style:style>
    <style:style style:family="paragraph" style:name="P1">
      <style:paragraph-properties fo:margin-left="0cm" fo:margin-right="0cm" fo:text-indent="0cm"/>
      <style:text-properties fo:font-size="14pt" style:font-size-asian="14pt" style:font-size-complex="14pt"/>
    </style:style>
    <style:style style:family="paragraph" style:name="P2">
      <style:paragraph-properties fo:margin-left="0cm" fo:margin-right="0cm" fo:text-align="end" fo:text-indent="0cm"/>
      <style:text-properties fo:font-size="14pt" style:font-size-asian="14pt" style:font-size-complex="14pt"/>
    </style:style>
    <style:style style:family="paragraph" style:name="P3">
      <style:paragraph-properties fo:margin-left="0cm" fo:margin-right="0cm" fo:text-align="center" fo:text-indent="0cm"/>
      <style:text-properties fo:font-size="14pt" style:font-size-asian="14pt" style:font-size-complex="14pt"/>
    </style:style>
    <text:list-style style:name="L1">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dp2" presentation:presentation-page-layout-name="AL0T26" style:page-layout-name="PM0">
      <draw:page-thumbnail draw:layer="backgroundobjects" draw:page-number="1" svg:height="4.454cm" svg:width="5.939cm" svg:x="2.97cm" svg:y="4.02cm"/>
      <draw:page-thumbnail draw:layer="backgroundobjects" svg:height="4.454cm" svg:width="5.939cm" svg:x="11.88cm" svg:y="4.02cm"/>
      <draw:page-thumbnail draw:layer="backgroundobjects" svg:height="4.454cm" svg:width="5.939cm" svg:x="20.79cm" svg:y="4.02cm"/>
      <draw:page-thumbnail draw:layer="backgroundobjects" svg:height="4.454cm" svg:width="5.939cm" svg:x="2.97cm" svg:y="12.525cm"/>
      <draw:page-thumbnail draw:layer="backgroundobjects" svg:height="4.454cm" svg:width="5.939cm" svg:x="11.88cm" svg:y="12.525cm"/>
      <draw:page-thumbnail draw:layer="backgroundobjects" svg:height="4.454cm" svg:width="5.939cm" svg:x="20.79cm" svg:y="12.525cm"/>
      <draw:frame draw:layer="backgroundobjects" draw:style-name="gr1" draw:text-style-name="P1" presentation:class="header" svg:height="1.049cm" svg:width="12.888cm" svg:x="0cm" svg:y="0cm" text:anchor-type="paragraph">
        <draw:text-box>
          <text:p text:style-name="P1"><presentation:header/></text:p>
        </draw:text-box>
      </draw:frame>
      <draw:frame draw:layer="backgroundobjects" draw:style-name="gr1" draw:text-style-name="P2" presentation:class="date-time" svg:height="1.049cm" svg:width="12.888cm" svg:x="16.811cm" svg:y="0cm" text:anchor-type="paragraph">
        <draw:text-box>
          <text:p text:style-name="P2"><presentation:date-time/></text:p>
        </draw:text-box>
      </draw:frame>
      <draw:frame draw:layer="backgroundobjects" draw:style-name="gr2" draw:text-style-name="P1" presentation:class="footer" svg:height="1.049cm" svg:width="12.888cm" svg:x="0cm" svg:y="19.95cm" text:anchor-type="paragraph">
        <draw:text-box>
          <text:p text:style-name="P1"><presentation:footer/></text:p>
        </draw:text-box>
      </draw:frame>
      <draw:frame draw:layer="backgroundobjects" draw:style-name="gr2" draw:text-style-name="P2" presentation:class="page-number" svg:height="1.049cm" svg:width="12.888cm" svg:x="16.811cm" svg:y="19.95cm" text:anchor-type="paragraph">
        <draw:text-box>
          <text:p text:style-name="P2"><text:page-number>&lt;number&gt;</text:page-number></text:p>
        </draw:text-box>
      </draw:frame>
    </style:handout-master>
    <style:master-page draw:style-name="dp1" style:name="Default" style:page-layout-name="PM1">
      <draw:frame draw:layer="backgroundobjects" presentation:class="title" presentation:placeholder="true" presentation:style-name="Default-title" svg:height="3.506cm" svg:width="25.199cm" svg:x="1.4cm" svg:y="0.837cm" text:anchor-type="paragraph">
        <draw:text-box/>
      </draw:frame>
      <draw:frame draw:layer="backgroundobjects" presentation:class="outline" presentation:placeholder="true" presentation:style-name="Default-outline1" svg:height="13.859cm" svg:width="25.199cm" svg:x="1.4cm" svg:y="4.914cm" text:anchor-type="paragraph">
        <draw:text-box/>
      </draw:frame>
      <draw:frame draw:layer="backgroundobjects" draw:text-style-name="P1" presentation:class="date-time" presentation:style-name="pr1" svg:height="1.448cm" svg:width="6.523cm" svg:x="1.4cm" svg:y="19.131cm" text:anchor-type="paragraph">
        <draw:text-box>
          <text:p text:style-name="P1"><presentation:date-time/></text:p>
        </draw:text-box>
      </draw:frame>
      <draw:frame draw:layer="backgroundobjects" draw:text-style-name="P3" presentation:class="footer" presentation:style-name="pr1" svg:height="1.448cm" svg:width="8.875cm" svg:x="9.576cm" svg:y="19.131cm" text:anchor-type="paragraph">
        <draw:text-box>
          <text:p text:style-name="P3"><presentation:footer/></text:p>
        </draw:text-box>
      </draw:frame>
      <draw:frame draw:layer="backgroundobjects" draw:text-style-name="P2" presentation:class="page-number" presentation:style-name="pr1" svg:height="1.448cm" svg:width="6.523cm" svg:x="20.076cm" svg:y="19.131cm" text:anchor-type="paragraph">
        <draw:text-box>
          <text:p text:style-name="P2"><text:page-number>&lt;number&gt;</text:page-number></text:p>
        </draw:text-box>
      </draw:frame>
      <presentation:notes style:page-layout-name="PM2">
        <draw:page-thumbnail draw:layer="backgroundobjects" presentation:class="page" presentation:style-name="Default-title" svg:height="11.136cm" svg:width="14.848cm" svg:x="3.075cm" svg:y="2.257cm"/>
        <draw:frame draw:layer="backgroundobjects" presentation:class="notes" presentation:placeholder="true" presentation:style-name="Default-notes" svg:height="13.364cm" svg:width="16.799cm" svg:x="2.1cm" svg:y="14.107cm" text:anchor-type="paragraph">
          <draw:text-box/>
        </draw:frame>
        <draw:frame draw:layer="backgroundobjects" draw:text-style-name="P1" presentation:class="header" presentation:style-name="pr2" svg:height="1.484cm" svg:width="9.113cm" svg:x="0cm" svg:y="0cm" text:anchor-type="paragraph">
          <draw:text-box>
            <text:p text:style-name="P1"><presentation:header/></text:p>
          </draw:text-box>
        </draw:frame>
        <draw:frame draw:layer="backgroundobjects" draw:text-style-name="P2" presentation:class="date-time" presentation:style-name="pr2" svg:height="1.484cm" svg:width="9.113cm" svg:x="11.886cm" svg:y="0cm" text:anchor-type="paragraph">
          <draw:text-box>
            <text:p text:style-name="P2"><presentation:date-time/></text:p>
          </draw:text-box>
        </draw:frame>
        <draw:frame draw:layer="backgroundobjects" draw:text-style-name="P1" presentation:class="footer" presentation:style-name="pr3" svg:height="1.484cm" svg:width="9.113cm" svg:x="0cm" svg:y="28.215cm" text:anchor-type="paragraph">
          <draw:text-box>
            <text:p text:style-name="P1"><presentation:footer/></text:p>
          </draw:text-box>
        </draw:frame>
        <draw:frame draw:layer="backgroundobjects" draw:text-style-name="P2" presentation:class="page-number" presentation:style-name="pr3" svg:height="1.484cm" svg:width="9.113cm" svg:x="11.886cm" svg:y="28.215cm" text:anchor-type="paragraph">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19:42:17</dc:date>
    <meta:editing-cycles>2</meta:editing-cycles>
    <meta:editing-duration>PT0.010S</meta:editing-duration>
    <meta:creation-date>2025-11-18T19:42:17</meta:creation-date>
  </office:meta>
</office:document-meta>
</file>